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c866"/>
    </style:style>
    <style:style style:name="P2" style:family="paragraph" style:parent-style-name="Text_20_body">
      <style:text-properties officeooo:rsid="001ec866" officeooo:paragraph-rsid="001ec866"/>
    </style:style>
    <style:style style:name="P3" style:family="paragraph" style:parent-style-name="Text_20_body">
      <style:text-properties officeooo:rsid="001fccc7" officeooo:paragraph-rsid="001fccc7"/>
    </style:style>
    <style:style style:name="P4" style:family="paragraph" style:parent-style-name="Text_20_body">
      <style:text-properties officeooo:rsid="00216520" officeooo:paragraph-rsid="00216520"/>
    </style:style>
    <style:style style:name="P5" style:family="paragraph" style:parent-style-name="Text_20_body">
      <style:text-properties officeooo:rsid="0022ef40" officeooo:paragraph-rsid="0022ef40"/>
    </style:style>
    <style:style style:name="P6" style:family="paragraph" style:parent-style-name="Text_20_body">
      <style:text-properties officeooo:rsid="0024b0dd" officeooo:paragraph-rsid="0024b0dd"/>
    </style:style>
    <style:style style:name="P7" style:family="paragraph" style:parent-style-name="Text_20_body">
      <style:text-properties officeooo:paragraph-rsid="0024b0dd"/>
    </style:style>
    <style:style style:name="P8" style:family="paragraph" style:parent-style-name="Text_20_body">
      <style:text-properties officeooo:rsid="0025c8a2" officeooo:paragraph-rsid="0025c8a2"/>
    </style:style>
    <style:style style:name="P9" style:family="paragraph" style:parent-style-name="Text_20_body">
      <style:text-properties fo:font-weight="bold" officeooo:rsid="001ec866" officeooo:paragraph-rsid="001ec866" style:font-weight-asian="bold" style:font-weight-complex="bold"/>
    </style:style>
    <style:style style:name="P10" style:family="paragraph" style:parent-style-name="Text_20_body">
      <style:text-properties fo:font-weight="bold" officeooo:paragraph-rsid="0024b0d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fccc7" officeooo:paragraph-rsid="001fccc7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fccc7" officeooo:paragraph-rsid="0022ef4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16520" officeooo:paragraph-rsid="00216520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711c6" officeooo:paragraph-rsid="002711c6"/>
    </style:style>
    <style:style style:name="P15" style:family="paragraph" style:parent-style-name="Text_20_body">
      <style:text-properties fo:font-weight="bold" officeooo:rsid="001ec866" officeooo:paragraph-rsid="001ec866" style:font-weight-asian="bold" style:font-weight-complex="bold"/>
    </style:style>
    <style:style style:name="P16" style:family="paragraph" style:parent-style-name="Text_20_body">
      <style:text-properties officeooo:rsid="0024b0dd" officeooo:paragraph-rsid="0024b0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ef40" style:font-weight-asian="bold" style:font-weight-complex="bold"/>
    </style:style>
    <style:style style:name="T3" style:family="text">
      <style:text-properties fo:font-weight="bold" officeooo:rsid="00216520" style:font-weight-asian="bold" style:font-weight-complex="bold"/>
    </style:style>
    <style:style style:name="T4" style:family="text">
      <style:text-properties officeooo:rsid="00216520"/>
    </style:style>
    <style:style style:name="T5" style:family="text">
      <style:text-properties officeooo:rsid="0024b0dd"/>
    </style:style>
    <style:style style:name="T6" style:family="text">
      <style:text-properties officeooo:rsid="0025c8a2"/>
    </style:style>
    <style:style style:name="T7" style:family="text">
      <style:text-properties officeooo:rsid="00280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--实体解析</text:p>
      <text:p text:style-name="P2"><text:span text:style-name="T6">130. </text:span>Dr. Adams informed Kate that she had [cancer/retired] and presented several options for future treatment. Who had [cancer/retired]? <text:s/>——要解析出Adams的职业是Doctor，而不是把Dr. Adams直接当作一个普通人来解析。</text:p>
      <text:p text:style-name="P8">Answers: Kate/Dr. Adams</text:p>
      <text:p text:style-name="P8"/>
      <text:p text:style-name="P9">--单词发音</text:p>
      <text:p text:style-name="P1"><text:span text:style-name="T5">85. </text:span>The actress used to be named Terpsichore, but she changed it to Tina a few years ago, because she figured it was [easier/too hard] to pronounce. Which name was [easier/too hard] to pronounce? </text:p>
      <text:p text:style-name="P6">Answers: Tina/Terpsichore.</text:p>
      <text:p text:style-name="P7"/>
      <text:p text:style-name="P10">--短语搭配</text:p>
      <text:p text:style-name="P1"><text:span text:style-name="T5">108. </text:span>Bill thinks that calling attention to himself was rude [to/of] Bert. Who called attention to himself? </text:p>
      <text:p text:style-name="P6">Answers: Bill/Bert. </text:p>
      <text:p text:style-name="P2"><text:span text:style-name="T5">129. </text:span>The father carried the sleeping boy in his [arms/bassinet]. Whose [arms/bassinet]? </text:p>
      <text:p text:style-name="P6">Answers: The father/the boy </text:p>
      <text:p text:style-name="P2"><text:span text:style-name="T5">130. </text:span>The woman held the girl against her [chest/will]. Whose [chest/will]? </text:p>
      <text:p text:style-name="P6">Answers: The woman's/the girl's</text:p>
      <text:p text:style-name="P6"/>
      <text:p text:style-name="P9">--需要复杂事实</text:p>
      <text:p text:style-name="P4">124. [Patting/Stretching] her back, the woman smiled at the girl. Whose back did the woman [pat/stretch]?</text:p>
      <text:p text:style-name="P4">Answers: The girl's/the woman's</text:p>
      <text:p text:style-name="P5"><text:span text:style-name="T1">注：</text:span><text:span text:style-name="T3"> (Stretching back 如何与smile关联?</text:span><text:span text:style-name="T1">)</text:span></text:p>
      <text:p text:style-name="P3"><text:span text:style-name="T4">142. </text:span>Madonna fired her trainer because she [slept with/couldn't stand] her boyfriend. Who [slept with/couldn't stand] whose boyfriend? </text:p>
      <text:p text:style-name="P11">Answer: The trainer slept with Madonna's boyfriend / Madonna couldn't stand the trainer's boyfriend.</text:p>
      <text:p text:style-name="P12"><text:span text:style-name="T1">注：</text:span><text:span text:style-name="T2">(could stand的答案应该有两种，)</text:span></text:p>
      <text:p text:style-name="P14">144. This book introduced Shakespeare to [Ovid/Goethe]; it was a major influence on his writing. Whose writing was influenced? </text:p>
      <text:p text:style-name="P14"><text:soft-page-break/>Answer: Shakespeare/Goethe </text:p>
      <text:p text:style-name="P14">Comment: A little too recondite</text:p>
      <text:p text:style-name="P14">145. This book introduced Shakespeare to [Ovid/Goethe]; it was a fine selection of his writing. A fine selection of whose writing? </text:p>
      <text:p text:style-name="P14">Answer: Ovid/ Shakespeare </text:p>
      <text:p text:style-name="P13">147. During a game of tag, Ethan [chased/ran from] Luke because he was "it". Who was "it"?</text:p>
      <text:p text:style-name="P13">Answer: Ethan/Luke</text:p>
      <text:p text:style-name="P12"><text:span text:style-name="T1">注：</text:span><text:span text:style-name="T2">(何为ta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38:20.794578667</meta:creation-date>
    <dc:date>2017-12-04T20:43:17.621664458</dc:date>
    <meta:editing-duration>PT2H1M2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312" meta:character-count="1692" meta:non-whitespace-character-count="1466"/>
  </office:meta>
</office:document-meta>
</file>